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3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8" style:family="table-cell" style:parent-style-name="Default" style:data-style-name="N3"/>
    <style:style style:name="ce19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9.38388888888889cm" style:use-optimal-column-width="true"/>
    </style:style>
    <style:style style:name="co4" style:family="table-column">
      <style:table-column-properties fo:break-before="auto" style:column-width="7.90222222222222cm" style:use-optimal-column-width="true"/>
    </style:style>
    <style:style style:name="co5" style:family="table-column">
      <style:table-column-properties fo:break-before="auto" style:column-width="5.20347222222222cm" style:use-optimal-column-width="true"/>
    </style:style>
    <style:style style:name="co6" style:family="table-column">
      <style:table-column-properties fo:break-before="auto" style:column-width="2.45180555555556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74888888888889cm" style:use-optimal-column-width="true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6.82625cm" style:use-optimal-column-width="true"/>
    </style:style>
    <style:style style:name="co13" style:family="table-column">
      <style:table-column-properties fo:break-before="auto" style:column-width="8.99583333333333cm" style:use-optimal-column-width="true"/>
    </style:style>
    <style:style style:name="co14" style:family="table-column">
      <style:table-column-properties fo:break-before="auto" style:column-width="5.87375cm" style:use-optimal-column-width="true"/>
    </style:style>
    <style:style style:name="co15" style:family="table-column">
      <style:table-column-properties fo:break-before="auto" style:column-width="5.62680555555556cm"/>
    </style:style>
    <style:style style:name="co16" style:family="table-column">
      <style:table-column-properties fo:break-before="auto" style:column-width="4.78013888888889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5.11527777777778cm"/>
    </style:style>
    <style:style style:name="co19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8.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6]));ISBLANK([.D6])))" style:apply-style-name="cf9" style:base-cell-address="Data_Sheet.D6"/>
      <style:map style:condition="of:is-true-formula(AND(NOT(ISBLANK([.$C6]));ISBLANK([.D6])))" style:apply-style-name="cf9" style:base-cell-address="Data_Sheet.D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4]));ISBLANK([.D4])))" style:apply-style-name="cf9" style:base-cell-address="Data_Sheet.D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6]));ISBLANK([.E6])))" style:apply-style-name="cf9" style:base-cell-address="Data_Sheet.E6"/>
      <style:map style:condition="of:is-true-formula(AND(NOT(ISBLANK([.C6]));ISBLANK([.E6])))" style:apply-style-name="cf9" style:base-cell-address="Data_Sheet.E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4]));ISBLANK([.E4])))" style:apply-style-name="cf9" style:base-cell-address="Data_Sheet.E4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8]));ISBLANK([.D8])))" style:apply-style-name="cf9" style:base-cell-address="Data_Sheet.D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7]));ISBLANK([.D7])))" style:apply-style-name="cf9" style:base-cell-address="Data_Sheet.D7"/>
      <style:map style:condition="of:is-true-formula(AND(NOT(ISBLANK([.$C7]));ISBLANK([.D7])))" style:apply-style-name="cf9" style:base-cell-address="Data_Sheet.D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9]));ISBLANK([.D9])))" style:apply-style-name="cf9" style:base-cell-address="Data_Sheet.D9"/>
      <style:map style:condition="of:is-true-formula(AND(NOT(ISBLANK([.$C9]));ISBLANK([.D9])))" style:apply-style-name="cf9" style:base-cell-address="Data_Sheet.D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8]));ISBLANK([.E8])))" style:apply-style-name="cf9" style:base-cell-address="Data_Sheet.E8"/>
      <style:map style:condition="of:is-true-formula(AND(NOT(ISBLANK([.C8]));ISBLANK([.E8])))" style:apply-style-name="cf9" style:base-cell-address="Data_Sheet.E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7]));ISBLANK([.E7])))" style:apply-style-name="cf9" style:base-cell-address="Data_Sheet.E7"/>
      <style:map style:condition="of:is-true-formula(AND(NOT(ISBLANK([.C7]));ISBLANK([.E7])))" style:apply-style-name="cf9" style:base-cell-address="Data_Sheet.E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G4])))" style:apply-style-name="cf9" style:base-cell-address="Data_Sheet.G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  <style:map style:condition="of:is-true-formula(AND(NOT(ISBLANK([.Q6]));ISBLANK([.P6])))" style:apply-style-name="cf9" style:base-cell-address="Data_Sheet.P6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  <style:map style:condition="of:is-true-formula(AND(NOT(ISBLANK([.Q7]));ISBLANK([.P7])))" style:apply-style-name="cf9" style:base-cell-address="Data_Sheet.P7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  <style:map style:condition="of:is-true-formula(AND(NOT(ISBLANK([.Q8]));ISBLANK([.P8])))" style:apply-style-name="cf9" style:base-cell-address="Data_Sheet.P8"/>
    </style:style>
    <style:style style:name="ce10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0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  <style:map style:condition="of:is-true-formula(AND(NOT(ISBLANK([.P9]));ISBLANK([.Q9])))" style:apply-style-name="cf9" style:base-cell-address="Data_Sheet.Q9"/>
    </style:style>
    <style:style style:name="ce10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0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1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2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4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9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E4]));ISBLANK([.AD4])))" style:apply-style-name="cf9" style:base-cell-address="Data_Sheet.AD4"/>
      <style:map style:condition="of:is-true-formula(AND(NOT(ISBLANK([.AE4]));ISBLANK([.AD4])))" style:apply-style-name="cf9" style:base-cell-address="Data_Sheet.AD4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5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42" table:default-cell-style-name="ce1"/>
        <table:table-row table:style-name="ro1">
          <table:table-cell office:value-type="string" table:number-columns-spanned="1" table:number-rows-spanned="3" table:style-name="ce20">
            <text:p>Year</text:p>
          </table:table-cell>
          <table:table-cell office:value-type="string" table:number-columns-spanned="1" table:number-rows-spanned="3" table:style-name="ce20">
            <text:p>Month</text:p>
          </table:table-cell>
          <table:table-cell office:value-type="string" table:number-columns-spanned="1" table:number-rows-spanned="3" table:content-validation-name="val2" table:style-name="ce21">
            <text:p>Organisation name</text:p>
          </table:table-cell>
          <table:table-cell office:value-type="string" table:number-columns-spanned="1" table:number-rows-spanned="3" table:content-validation-name="val2" table:style-name="ce21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21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1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2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21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2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1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1">
            <text:p>Grand Total paybill/staffing (payroll and non-payroll) costs</text:p>
          </table:table-cell>
          <table:table-cell table:number-columns-repeated="1634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1">
            <text:p>AO/AA</text:p>
          </table:table-cell>
          <table:covered-table-cell/>
          <table:table-cell office:value-type="string" table:number-columns-spanned="2" table:number-rows-spanned="1" table:style-name="ce21">
            <text:p>EO</text:p>
          </table:table-cell>
          <table:covered-table-cell/>
          <table:table-cell office:value-type="string" table:number-columns-spanned="2" table:number-rows-spanned="1" table:style-name="ce21">
            <text:p>SEO/HEO</text:p>
          </table:table-cell>
          <table:covered-table-cell/>
          <table:table-cell office:value-type="string" table:number-columns-spanned="2" table:number-rows-spanned="1" table:style-name="ce21">
            <text:p>Grade 6/7</text:p>
          </table:table-cell>
          <table:covered-table-cell/>
          <table:table-cell office:value-type="string" table:number-columns-spanned="2" table:number-rows-spanned="1" table:style-name="ce21">
            <text:p>SCS</text:p>
          </table:table-cell>
          <table:covered-table-cell/>
          <table:table-cell office:value-type="string" table:number-columns-spanned="2" table:number-rows-spanned="1" table:style-name="ce21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" table:style-name="ce21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1">
            <text:p>Agency staff</text:p>
          </table:table-cell>
          <table:covered-table-cell/>
          <table:table-cell office:value-type="string" table:number-columns-spanned="2" table:number-rows-spanned="1" table:style-name="ce22">
            <text:p>Interim managers</text:p>
          </table:table-cell>
          <table:covered-table-cell/>
          <table:table-cell office:value-type="string" table:number-columns-spanned="2" table:number-rows-spanned="1" table:style-name="ce22">
            <text:p>Specialist Contractors</text:p>
          </table:table-cell>
          <table:covered-table-cell/>
          <table:table-cell office:value-type="string" table:number-columns-spanned="2" table:number-rows-spanned="1" table:style-name="ce22">
            <text:p>Consultants/consultancy</text:p>
          </table:table-cell>
          <table:covered-table-cell/>
          <table:table-cell office:value-type="string" table:number-columns-spanned="2" table:number-rows-spanned="1" table:style-name="ce21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1">
            <text:p>Salary</text:p>
          </table:table-cell>
          <table:table-cell office:value-type="string" table:number-columns-spanned="1" table:number-rows-spanned="2" table:style-name="ce21">
            <text:p>Allowances</text:p>
          </table:table-cell>
          <table:table-cell office:value-type="string" table:number-columns-spanned="1" table:number-rows-spanned="2" table:style-name="ce21">
            <text:p>Non-consolidated performance payments</text:p>
          </table:table-cell>
          <table:table-cell office:value-type="string" table:number-columns-spanned="1" table:number-rows-spanned="2" table:style-name="ce21">
            <text:p>Overtime</text:p>
          </table:table-cell>
          <table:table-cell office:value-type="string" table:number-columns-spanned="1" table:number-rows-spanned="2" table:style-name="ce21">
            <text:p>Employer pension contributions</text:p>
          </table:table-cell>
          <table:table-cell office:value-type="string" table:number-columns-spanned="1" table:number-rows-spanned="2" table:style-name="ce21">
            <text:p>Employer national insurance contributions</text:p>
          </table:table-cell>
          <table:table-cell office:value-type="string" table:number-columns-spanned="1" table:number-rows-spanned="2" table:style-name="ce21">
            <text:p>Total paybill for payroll staff</text:p>
          </table:table-cell>
          <table:table-cell office:value-type="string" table:number-columns-spanned="1" table:number-rows-spanned="2" table:style-name="ce21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1">
            <text:p>Total monthly cost of consultants/</text:p>
            <text:p>consultancy</text:p>
          </table:table-cell>
          <table:table-cell office:value-type="string" table:number-columns-spanned="1" table:number-rows-spanned="2" table:style-name="ce21">
            <text:p>Total non-payroll (CCL) staff costs</text:p>
          </table:table-cell>
          <table:covered-table-cell/>
          <table:table-cell table:number-columns-repeated="1634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Home Office (excl agencies)</text:p>
          </table:table-cell>
          <table:table-cell office:value-type="string" table:style-name="ce25">
            <text:p>Ministerial Department</text:p>
          </table:table-cell>
          <table:table-cell office:value-type="string" table:style-name="ce28">
            <text:p>Home Office</text:p>
          </table:table-cell>
          <table:table-cell office:value-type="float" office:value="8016" table:style-name="ce35">
            <text:p>8016</text:p>
          </table:table-cell>
          <table:table-cell office:value-type="float" office:value="7108.691696674513" table:style-name="ce38">
            <text:p>7108.69</text:p>
          </table:table-cell>
          <table:table-cell office:value-type="float" office:value="14238" table:style-name="ce55">
            <text:p>14238</text:p>
          </table:table-cell>
          <table:table-cell office:value-type="float" office:value="13115.081923075664" table:style-name="ce56">
            <text:p>13115.08</text:p>
          </table:table-cell>
          <table:table-cell office:value-type="float" office:value="8970" table:style-name="ce58">
            <text:p>8970</text:p>
          </table:table-cell>
          <table:table-cell office:value-type="float" office:value="8682.0185090092073" table:style-name="ce71">
            <text:p>8682.02</text:p>
          </table:table-cell>
          <table:table-cell office:value-type="float" office:value="3511" table:style-name="ce73">
            <text:p>3511</text:p>
          </table:table-cell>
          <table:table-cell office:value-type="float" office:value="3436.408618619103" table:style-name="ce74">
            <text:p>3436.41</text:p>
          </table:table-cell>
          <table:table-cell office:value-type="float" office:value="286" table:style-name="ce93">
            <text:p>286</text:p>
          </table:table-cell>
          <table:table-cell office:value-type="float" office:value="279.59729729740002" table:style-name="ce95">
            <text:p>279.60</text:p>
          </table:table-cell>
          <table:table-cell office:value-type="float" office:value="245" table:style-name="ce96">
            <text:p>245</text:p>
          </table:table-cell>
          <table:table-cell office:value-type="float" office:value="242.11294144159999" table:style-name="ce97">
            <text:p>242.11</text:p>
          </table:table-cell>
          <table:table-cell office:value-type="float" office:value="35266" table:content-validation-name="val2" table:style-name="ce110">
            <text:p>35,266</text:p>
          </table:table-cell>
          <table:table-cell office:value-type="float" office:value="32863.910986117487" table:content-validation-name="val2" table:style-name="ce111">
            <text:p>32,863.91</text:p>
          </table:table-cell>
          <table:table-cell office:value-type="float" office:value="2863" table:style-name="ce117">
            <text:p>2863</text:p>
          </table:table-cell>
          <table:table-cell office:value-type="float" office:value="2798.2711704178" table:style-name="ce115">
            <text:p>2798.27</text:p>
          </table:table-cell>
          <table:table-cell office:value-type="float" office:value="0" table:style-name="ce116">
            <text:p>0</text:p>
          </table:table-cell>
          <table:table-cell office:value-type="float" office:value="0" table:style-name="ce135">
            <text:p>0.00</text:p>
          </table:table-cell>
          <table:table-cell office:value-type="float" office:value="0" table:style-name="ce122">
            <text:p>0</text:p>
          </table:table-cell>
          <table:table-cell office:value-type="float" office:value="0" table:style-name="ce121">
            <text:p>0.00</text:p>
          </table:table-cell>
          <table:table-cell office:value-type="float" office:value="0" table:style-name="ce132">
            <text:p>0</text:p>
          </table:table-cell>
          <table:table-cell office:value-type="float" office:value="0" table:style-name="ce151">
            <text:p>0</text:p>
          </table:table-cell>
          <table:table-cell office:value-type="float" office:value="2863" table:style-name="ce144">
            <text:p>2,863</text:p>
          </table:table-cell>
          <table:table-cell office:value-type="float" office:value="2798.2711704178" table:style-name="ce145">
            <text:p>2,798.27</text:p>
          </table:table-cell>
          <table:table-cell office:value-type="float" office:value="38129" table:content-validation-name="val2" table:style-name="ce149">
            <text:p>38,129</text:p>
          </table:table-cell>
          <table:table-cell office:value-type="float" office:value="35662.182156535288" table:content-validation-name="val2" table:style-name="ce152">
            <text:p>35,662.18</text:p>
          </table:table-cell>
          <table:table-cell office:value-type="currency" office:value="90662276.570000008" table:content-validation-name="val1" table:style-name="ce14">
            <text:p>£90,662,276.57</text:p>
          </table:table-cell>
          <table:table-cell office:value-type="currency" office:value="9080321.7299999986" table:content-validation-name="val1" table:style-name="ce14">
            <text:p>£9,080,321.73</text:p>
          </table:table-cell>
          <table:table-cell office:value-type="currency" office:value="1685210.89" table:content-validation-name="val1" table:style-name="ce14">
            <text:p>£1,685,210.89</text:p>
          </table:table-cell>
          <table:table-cell office:value-type="currency" office:value="1378539.4800000002" table:content-validation-name="val1" table:style-name="ce14">
            <text:p>£1,378,539.48</text:p>
          </table:table-cell>
          <table:table-cell office:value-type="currency" office:value="25776988.979999997" table:content-validation-name="val1" table:style-name="ce14">
            <text:p>£25,776,988.98</text:p>
          </table:table-cell>
          <table:table-cell office:value-type="currency" office:value="11050140.610000001" table:content-validation-name="val1" table:style-name="ce14">
            <text:p>£11,050,140.61</text:p>
          </table:table-cell>
          <table:table-cell office:value-type="currency" office:value="139633478.26000002" table:style-name="ce15">
            <text:p>£139,633,478.26</text:p>
          </table:table-cell>
          <table:table-cell office:value-type="currency" office:value="6769653.75" table:content-validation-name="val1" table:style-name="ce16">
            <text:p>£6,769,653.75</text:p>
          </table:table-cell>
          <table:table-cell office:value-type="currency" office:value="4148874.38" table:content-validation-name="val1" table:style-name="ce16">
            <text:p>£4,148,874.38</text:p>
          </table:table-cell>
          <table:table-cell office:value-type="currency" office:value="10918528.129999999" table:style-name="ce15">
            <text:p>£10,918,528.13</text:p>
          </table:table-cell>
          <table:table-cell office:value-type="currency" office:value="150552006.39000002" table:style-name="ce17">
            <text:p>£150,552,006.39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Disclosure and Barring Service</text:p>
          </table:table-cell>
          <table:table-cell office:value-type="string" table:style-name="ce24">
            <text:p>Executive Non-Departmental Public Body</text:p>
          </table:table-cell>
          <table:table-cell office:value-type="string" table:style-name="ce26">
            <text:p>Home Office</text:p>
          </table:table-cell>
          <table:table-cell office:value-type="float" office:value="337" table:style-name="ce36">
            <text:p>337</text:p>
          </table:table-cell>
          <table:table-cell office:value-type="float" office:value="267.99486486169963" table:style-name="ce37">
            <text:p>267.99</text:p>
          </table:table-cell>
          <table:table-cell office:value-type="float" office:value="311" table:style-name="ce54">
            <text:p>311</text:p>
          </table:table-cell>
          <table:table-cell office:value-type="float" office:value="272.38124324249992" table:style-name="ce57">
            <text:p>272.38</text:p>
          </table:table-cell>
          <table:table-cell office:value-type="float" office:value="367" table:style-name="ce59">
            <text:p>367</text:p>
          </table:table-cell>
          <table:table-cell office:value-type="float" office:value="353.29" table:style-name="ce70">
            <text:p>353.29</text:p>
          </table:table-cell>
          <table:table-cell office:value-type="float" office:value="56" table:style-name="ce72">
            <text:p>56</text:p>
          </table:table-cell>
          <table:table-cell office:value-type="float" office:value="54.53" table:style-name="ce75">
            <text:p>54.53</text:p>
          </table:table-cell>
          <table:table-cell office:value-type="float" office:value="12" table:style-name="ce92">
            <text:p>12</text:p>
          </table:table-cell>
          <table:table-cell office:value-type="float" office:value="12" table:style-name="ce94">
            <text:p>12.00</text:p>
          </table:table-cell>
          <table:table-cell office:value-type="float" office:value="6" table:style-name="ce99">
            <text:p>6</text:p>
          </table:table-cell>
          <table:table-cell office:value-type="float" office:value="0.49" table:style-name="ce98">
            <text:p>0.49</text:p>
          </table:table-cell>
          <table:table-cell office:value-type="float" office:value="1089" table:content-validation-name="val2" table:style-name="ce110">
            <text:p>1,089</text:p>
          </table:table-cell>
          <table:table-cell office:value-type="float" office:value="960.68610810419955" table:content-validation-name="val2" table:style-name="ce111">
            <text:p>960.69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19">
            <text:p>0.0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34">
            <text:p>0.00</text:p>
          </table:table-cell>
          <table:table-cell office:value-type="float" office:value="20" table:style-name="ce123">
            <text:p>20</text:p>
          </table:table-cell>
          <table:table-cell office:value-type="float" office:value="19.97" table:style-name="ce124">
            <text:p>19.97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47">
            <text:p>0</text:p>
          </table:table-cell>
          <table:table-cell office:value-type="float" office:value="20" table:style-name="ce144">
            <text:p>20</text:p>
          </table:table-cell>
          <table:table-cell office:value-type="float" office:value="19.97" table:style-name="ce145">
            <text:p>19.97</text:p>
          </table:table-cell>
          <table:table-cell office:value-type="float" office:value="1109" table:content-validation-name="val2" table:style-name="ce149">
            <text:p>1,109</text:p>
          </table:table-cell>
          <table:table-cell office:value-type="float" office:value="980.65610810419957" table:content-validation-name="val2" table:style-name="ce152">
            <text:p>980.66</text:p>
          </table:table-cell>
          <table:table-cell office:value-type="currency" office:value="2360572.8099999996" table:content-validation-name="val1" table:style-name="ce14">
            <text:p>£2,360,572.81</text:p>
          </table:table-cell>
          <table:table-cell office:value-type="currency" office:value="20789.280000000002" table:content-validation-name="val1" table:style-name="ce14">
            <text:p>£20,789.2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26633.22" table:content-validation-name="val1" table:style-name="ce14">
            <text:p>£126,633.22</text:p>
          </table:table-cell>
          <table:table-cell office:value-type="currency" office:value="631919.7699999999" table:style-name="ce14">
            <text:p>£631,919.77</text:p>
          </table:table-cell>
          <table:table-cell office:value-type="currency" office:value="245732.41000000003" table:content-validation-name="val1" table:style-name="ce14">
            <text:p>£245,732.41</text:p>
          </table:table-cell>
          <table:table-cell office:value-type="currency" office:value="3385647.4899999998" table:style-name="ce15">
            <text:p>£3,385,647.49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364578.34" table:content-validation-name="val1" table:style-name="ce16">
            <text:p>£364,578.34</text:p>
          </table:table-cell>
          <table:table-cell office:value-type="currency" office:value="364578.34" table:style-name="ce15">
            <text:p>£364,578.34</text:p>
          </table:table-cell>
          <table:table-cell office:value-type="currency" office:value="3750225.8299999996" table:style-name="ce17">
            <text:p>£3,750,225.83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Independent Police Complaints Commission</text:p>
          </table:table-cell>
          <table:table-cell office:value-type="string" table:style-name="ce23">
            <text:p>Executive Non-Departmental Public Body</text:p>
          </table:table-cell>
          <table:table-cell office:value-type="string" table:style-name="ce27">
            <text:p>Home Office</text:p>
          </table:table-cell>
          <table:table-cell office:value-type="float" office:value="166" table:style-name="ce34">
            <text:p>166</text:p>
          </table:table-cell>
          <table:table-cell office:value-type="float" office:value="159.1" table:style-name="ce39">
            <text:p>159.10</text:p>
          </table:table-cell>
          <table:table-cell office:value-type="float" office:value="475" table:style-name="ce46">
            <text:p>475</text:p>
          </table:table-cell>
          <table:table-cell office:value-type="float" office:value="455" table:style-name="ce53">
            <text:p>455.00</text:p>
          </table:table-cell>
          <table:table-cell office:value-type="float" office:value="287" table:style-name="ce60">
            <text:p>287</text:p>
          </table:table-cell>
          <table:table-cell office:value-type="float" office:value="279.2" table:style-name="ce61">
            <text:p>279.20</text:p>
          </table:table-cell>
          <table:table-cell office:value-type="float" office:value="43" table:style-name="ce64">
            <text:p>43</text:p>
          </table:table-cell>
          <table:table-cell office:value-type="float" office:value="42.8" table:style-name="ce83">
            <text:p>42.80</text:p>
          </table:table-cell>
          <table:table-cell office:value-type="float" office:value="13" table:style-name="ce84">
            <text:p>13</text:p>
          </table:table-cell>
          <table:table-cell office:value-type="float" office:value="12.6" table:style-name="ce86">
            <text:p>12.60</text:p>
          </table:table-cell>
          <table:table-cell office:value-type="float" office:value="1" table:style-name="ce90">
            <text:p>1</text:p>
          </table:table-cell>
          <table:table-cell office:value-type="float" office:value="1" table:style-name="ce88">
            <text:p>1.00</text:p>
          </table:table-cell>
          <table:table-cell office:value-type="float" office:value="985" table:content-validation-name="val2" table:style-name="ce110">
            <text:p>985</text:p>
          </table:table-cell>
          <table:table-cell office:value-type="float" office:value="949.69999999999993" table:content-validation-name="val2" table:style-name="ce111">
            <text:p>949.70</text:p>
          </table:table-cell>
          <table:table-cell office:value-type="float" office:value="6" table:style-name="ce140">
            <text:p>6</text:p>
          </table:table-cell>
          <table:table-cell office:value-type="float" office:value="5.3" table:style-name="ce106">
            <text:p>5.3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33">
            <text:p>0.00</text:p>
          </table:table-cell>
          <table:table-cell office:value-type="float" office:value="3" table:style-name="ce125">
            <text:p>3</text:p>
          </table:table-cell>
          <table:table-cell office:value-type="float" office:value="2.8" table:style-name="ce126">
            <text:p>2.8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46">
            <text:p>0</text:p>
          </table:table-cell>
          <table:table-cell office:value-type="float" office:value="9" table:style-name="ce144">
            <text:p>9</text:p>
          </table:table-cell>
          <table:table-cell office:value-type="float" office:value="8.1" table:style-name="ce145">
            <text:p>8.10</text:p>
          </table:table-cell>
          <table:table-cell office:value-type="float" office:value="994" table:content-validation-name="val2" table:style-name="ce149">
            <text:p>994</text:p>
          </table:table-cell>
          <table:table-cell office:value-type="float" office:value="957.8" table:content-validation-name="val2" table:style-name="ce152">
            <text:p>957.80</text:p>
          </table:table-cell>
          <table:table-cell office:value-type="currency" office:value="2967369" table:content-validation-name="val1" table:style-name="ce14">
            <text:p>£2,967,369.00</text:p>
          </table:table-cell>
          <table:table-cell office:value-type="currency" office:value="118764" table:content-validation-name="val1" table:style-name="ce14">
            <text:p>£118,764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28277" table:content-validation-name="val1" table:style-name="ce14">
            <text:p>£28,277.00</text:p>
          </table:table-cell>
          <table:table-cell office:value-type="currency" office:value="789012" table:content-validation-name="val1" table:style-name="ce14">
            <text:p>£789,012.00</text:p>
          </table:table-cell>
          <table:table-cell office:value-type="currency" office:value="341608" table:content-validation-name="val1" table:style-name="ce14">
            <text:p>£341,608.00</text:p>
          </table:table-cell>
          <table:table-cell office:value-type="currency" office:value="4245030" table:style-name="ce15">
            <text:p>£4,245,030.00</text:p>
          </table:table-cell>
          <table:table-cell office:value-type="currency" office:value="53330" table:content-validation-name="val1" table:style-name="ce16">
            <text:p>£53,330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53330" table:style-name="ce15">
            <text:p>£53,330.00</text:p>
          </table:table-cell>
          <table:table-cell office:value-type="currency" office:value="4298360" table:style-name="ce17">
            <text:p>£4,298,360.00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8" table:style-name="ce41">
            <text:p>8</text:p>
          </table:table-cell>
          <table:table-cell office:value-type="float" office:value="7.6" table:style-name="ce43">
            <text:p>7.60</text:p>
          </table:table-cell>
          <table:table-cell office:value-type="float" office:value="8" table:style-name="ce48">
            <text:p>8</text:p>
          </table:table-cell>
          <table:table-cell office:value-type="float" office:value="7.8" table:style-name="ce52">
            <text:p>7.80</text:p>
          </table:table-cell>
          <table:table-cell office:value-type="float" office:value="36" table:style-name="ce65">
            <text:p>36</text:p>
          </table:table-cell>
          <table:table-cell office:value-type="float" office:value="36" table:style-name="ce62">
            <text:p>36.00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82">
            <text:p>4.00</text:p>
          </table:table-cell>
          <table:table-cell office:value-type="float" office:value="1" table:style-name="ce85">
            <text:p>1</text:p>
          </table:table-cell>
          <table:table-cell office:value-type="float" office:value="0.8" table:style-name="ce87">
            <text:p>0.8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57" table:content-validation-name="val2" table:style-name="ce110">
            <text:p>57</text:p>
          </table:table-cell>
          <table:table-cell office:value-type="float" office:value="56.199999999999996" table:content-validation-name="val2" table:style-name="ce111">
            <text:p>56.2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0" table:style-name="ce141">
            <text:p>0</text:p>
          </table:table-cell>
          <table:table-cell office:value-type="float" office:value="0" table:style-name="ce136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48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5">
            <text:p>0.00</text:p>
          </table:table-cell>
          <table:table-cell office:value-type="float" office:value="57" table:content-validation-name="val2" table:style-name="ce149">
            <text:p>57</text:p>
          </table:table-cell>
          <table:table-cell office:value-type="float" office:value="56.199999999999996" table:content-validation-name="val2" table:style-name="ce152">
            <text:p>56.20</text:p>
          </table:table-cell>
          <table:table-cell office:value-type="currency" office:value="182350.64" table:content-validation-name="val1" table:style-name="ce14">
            <text:p>£182,350.64</text:p>
          </table:table-cell>
          <table:table-cell office:value-type="currency" office:value="333.33" table:content-validation-name="val1" table:style-name="ce14">
            <text:p>£333.33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9697.14" table:content-validation-name="val1" table:style-name="ce14">
            <text:p>£49,697.14</text:p>
          </table:table-cell>
          <table:table-cell office:value-type="currency" office:value="19514.39" table:content-validation-name="val1" table:style-name="ce14">
            <text:p>£19,514.39</text:p>
          </table:table-cell>
          <table:table-cell office:value-type="currency" office:value="251895.5" table:style-name="ce15">
            <text:p>£251,895.5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style-name="ce15">
            <text:p>£0.00</text:p>
          </table:table-cell>
          <table:table-cell office:value-type="currency" office:value="251895.5" table:style-name="ce17">
            <text:p>£251,895.50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Security Industry Authority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80" table:style-name="ce40">
            <text:p>80</text:p>
          </table:table-cell>
          <table:table-cell office:value-type="float" office:value="73.36" table:style-name="ce42">
            <text:p>73.36</text:p>
          </table:table-cell>
          <table:table-cell office:value-type="float" office:value="91" table:style-name="ce49">
            <text:p>91</text:p>
          </table:table-cell>
          <table:table-cell office:value-type="float" office:value="88.85" table:style-name="ce51">
            <text:p>88.85</text:p>
          </table:table-cell>
          <table:table-cell office:value-type="float" office:value="75" table:style-name="ce66">
            <text:p>75</text:p>
          </table:table-cell>
          <table:table-cell office:value-type="float" office:value="74.83" table:style-name="ce68">
            <text:p>74.83</text:p>
          </table:table-cell>
          <table:table-cell office:value-type="float" office:value="15" table:style-name="ce76">
            <text:p>15</text:p>
          </table:table-cell>
          <table:table-cell office:value-type="float" office:value="14.6" table:style-name="ce78">
            <text:p>14.60</text:p>
          </table:table-cell>
          <table:table-cell office:value-type="float" office:value="4" table:style-name="ce80">
            <text:p>4</text:p>
          </table:table-cell>
          <table:table-cell office:value-type="float" office:value="4" table:style-name="ce101">
            <text:p>4.00</text:p>
          </table:table-cell>
          <table:table-cell office:value-type="float" office:value="4" table:style-name="ce102">
            <text:p>4</text:p>
          </table:table-cell>
          <table:table-cell office:value-type="float" office:value="0.76" table:style-name="ce103">
            <text:p>0.76</text:p>
          </table:table-cell>
          <table:table-cell office:value-type="float" office:value="269" table:content-validation-name="val2" table:style-name="ce110">
            <text:p>269</text:p>
          </table:table-cell>
          <table:table-cell office:value-type="float" office:value="256.39999999999998" table:content-validation-name="val2" table:style-name="ce111">
            <text:p>256.4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42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156">
            <text:p>0.00</text:p>
          </table:table-cell>
          <table:table-cell office:value-type="float" office:value="3" table:style-name="ce130">
            <text:p>3</text:p>
          </table:table-cell>
          <table:table-cell office:value-type="float" office:value="2.4" table:style-name="ce150">
            <text:p>2.4</text:p>
          </table:table-cell>
          <table:table-cell office:value-type="float" office:value="3" table:style-name="ce144">
            <text:p>3</text:p>
          </table:table-cell>
          <table:table-cell office:value-type="float" office:value="2.4" table:style-name="ce145">
            <text:p>2.40</text:p>
          </table:table-cell>
          <table:table-cell office:value-type="float" office:value="272" table:content-validation-name="val2" table:style-name="ce149">
            <text:p>272</text:p>
          </table:table-cell>
          <table:table-cell office:value-type="float" office:value="258.79999999999995" table:content-validation-name="val2" table:style-name="ce152">
            <text:p>258.80</text:p>
          </table:table-cell>
          <table:table-cell office:value-type="currency" office:value="786675.41" table:content-validation-name="val1" table:style-name="ce14">
            <text:p>£786,675.41</text:p>
          </table:table-cell>
          <table:table-cell office:value-type="currency" office:value="21643.25" table:content-validation-name="val1" table:style-name="ce14">
            <text:p>£21,643.25</text:p>
          </table:table-cell>
          <table:table-cell office:value-type="currency" office:value="4250" table:content-validation-name="val1" table:style-name="ce14">
            <text:p>£4,250.00</text:p>
          </table:table-cell>
          <table:table-cell office:value-type="currency" office:value="17103.32" table:content-validation-name="val1" table:style-name="ce14">
            <text:p>£17,103.32</text:p>
          </table:table-cell>
          <table:table-cell office:value-type="currency" office:value="195331.74" table:content-validation-name="val1" table:style-name="ce14">
            <text:p>£195,331.74</text:p>
          </table:table-cell>
          <table:table-cell office:value-type="currency" office:value="83765.58" table:content-validation-name="val1" table:style-name="ce14">
            <text:p>£83,765.58</text:p>
          </table:table-cell>
          <table:table-cell office:value-type="currency" office:value="1108769.3" table:style-name="ce15">
            <text:p>£1,108,769.3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53676.24" table:content-validation-name="val1" table:style-name="ce16">
            <text:p>£53,676.24</text:p>
          </table:table-cell>
          <table:table-cell office:value-type="currency" office:value="53676.24" table:style-name="ce15">
            <text:p>£53,676.24</text:p>
          </table:table-cell>
          <table:table-cell office:value-type="currency" office:value="1162445.54" table:style-name="ce17">
            <text:p>£1,162,445.54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June</text:p>
          </table:table-cell>
          <table:table-cell office:value-type="string" table:style-name="ce6">
            <text:p>Gangmasters &amp; Labour Abuse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7" table:style-name="ce45">
            <text:p>7</text:p>
          </table:table-cell>
          <table:table-cell office:value-type="float" office:value="7" table:style-name="ce44">
            <text:p>7.00</text:p>
          </table:table-cell>
          <table:table-cell office:value-type="float" office:value="9" table:style-name="ce47">
            <text:p>9</text:p>
          </table:table-cell>
          <table:table-cell office:value-type="float" office:value="8" table:style-name="ce50">
            <text:p>8.00</text:p>
          </table:table-cell>
          <table:table-cell office:value-type="float" office:value="93" table:style-name="ce67">
            <text:p>93</text:p>
          </table:table-cell>
          <table:table-cell office:value-type="float" office:value="91.38" table:style-name="ce69">
            <text:p>91.38</text:p>
          </table:table-cell>
          <table:table-cell office:value-type="float" office:value="9" table:style-name="ce77">
            <text:p>9</text:p>
          </table:table-cell>
          <table:table-cell office:value-type="float" office:value="8.8000000000000007" table:style-name="ce79">
            <text:p>8.80</text:p>
          </table:table-cell>
          <table:table-cell office:value-type="float" office:value="3" table:style-name="ce81">
            <text:p>3</text:p>
          </table:table-cell>
          <table:table-cell office:value-type="float" office:value="3" table:style-name="ce100">
            <text:p>3.00</text:p>
          </table:table-cell>
          <table:table-cell office:value-type="float" office:value="0" table:style-name="ce105">
            <text:p>0</text:p>
          </table:table-cell>
          <table:table-cell office:value-type="float" office:value="0" table:style-name="ce104">
            <text:p>0.00</text:p>
          </table:table-cell>
          <table:table-cell office:value-type="float" office:value="121" table:content-validation-name="val2" table:style-name="ce110">
            <text:p>121</text:p>
          </table:table-cell>
          <table:table-cell office:value-type="float" office:value="118.17999999999999" table:content-validation-name="val2" table:style-name="ce111">
            <text:p>118.18</text:p>
          </table:table-cell>
          <table:table-cell office:value-type="float" office:value="0" table:style-name="ce114">
            <text:p>0</text:p>
          </table:table-cell>
          <table:table-cell office:value-type="float" office:value="0" table:style-name="ce109">
            <text:p>0.00</text:p>
          </table:table-cell>
          <table:table-cell office:value-type="float" office:value="0" table:style-name="ce143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59">
            <text:p>0</text:p>
          </table:table-cell>
          <table:table-cell office:value-type="float" office:value="0" table:style-name="ce158">
            <text:p>0.00</text:p>
          </table:table-cell>
          <table:table-cell office:value-type="float" office:value="0" table:style-name="ce131">
            <text:p>0</text:p>
          </table:table-cell>
          <table:table-cell office:value-type="float" office:value="0" table:style-name="ce153">
            <text:p>0</text:p>
          </table:table-cell>
          <table:table-cell office:value-type="float" office:value="0" table:style-name="ce144">
            <text:p>0</text:p>
          </table:table-cell>
          <table:table-cell office:value-type="float" office:value="0" table:style-name="ce145">
            <text:p>0.00</text:p>
          </table:table-cell>
          <table:table-cell office:value-type="float" office:value="121" table:content-validation-name="val2" table:style-name="ce149">
            <text:p>121</text:p>
          </table:table-cell>
          <table:table-cell office:value-type="float" office:value="118.17999999999999" table:content-validation-name="val2" table:style-name="ce152">
            <text:p>118.18</text:p>
          </table:table-cell>
          <table:table-cell office:value-type="currency" office:value="346793.33" table:content-validation-name="val1" table:style-name="ce14">
            <text:p>£346,793.33</text:p>
          </table:table-cell>
          <table:table-cell office:value-type="currency" office:value="8322.33" table:content-validation-name="val1" table:style-name="ce14">
            <text:p>£8,322.33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89650.53" table:content-validation-name="val1" table:style-name="ce14">
            <text:p>£89,650.53</text:p>
          </table:table-cell>
          <table:table-cell office:value-type="currency" office:value="39247.22" table:content-validation-name="val1" table:style-name="ce14">
            <text:p>£39,247.22</text:p>
          </table:table-cell>
          <table:table-cell office:value-type="currency" office:value="484013.41000000003" table:style-name="ce15">
            <text:p>£484,013.41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content-validation-name="val1" table:style-name="ce16">
            <text:p>£0.00</text:p>
          </table:table-cell>
          <table:table-cell office:value-type="currency" office:value="0" table:style-name="ce15">
            <text:p>£0.00</text:p>
          </table:table-cell>
          <table:table-cell office:value-type="currency" office:value="484013.41000000003" table:style-name="ce17">
            <text:p>£484,013.41</text:p>
          </table:table-cell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5" table:style-name="ce1"/>
          <table:table-cell table:style-name="ce18"/>
          <table:table-cell table:number-columns-repeated="3" table:style-name="ce1"/>
          <table:table-cell table:style-name="ce19"/>
          <table:table-cell table:number-columns-repeated="16344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Pick Jennie</dc:creator>
    <meta:creation-date>2012-07-18T14:50:11Z</meta:creation-date>
    <dc:date>2021-11-10T16:28:39Z</dc:date>
  </office:meta>
</office:document-meta>
</file>